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killLevel</text:p>
          </table:table-cell>
          <table:table-cell office:value-type="string">
            <text:p>Percentage</text:p>
          </table:table-cell>
          <table:table-cell office:value-type="string">
            <text:p>Title</text:p>
          </table:table-cell>
          <table:table-cell office:value-type="string">
            <text:p>HelpText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Incapable</text:p>
          </table:table-cell>
          <table:table-cell office:value-type="string">
            <text:p>The citizen cannot use this skil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Beginner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Amateur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Passable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Satisfactory</text:p>
          </table:table-cell>
          <table:table-cell office:value-type="string">
            <text:p>This citizen can be entrusted to work with this skill.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Adequate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Effective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string">
            <text:p>Capable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Fluent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Professional</text:p>
          </table:table-cell>
          <table:table-cell office:value-type="string">
            <text:p>The citizen really knows what they're doing.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Skilled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Talented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string">
            <text:p>Gifted</text:p>
          </table:table-cell>
          <table:table-cell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Brilliant</text:p>
          </table:table-cell>
          <table:table-cell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string">
            <text:p>Famous</text:p>
          </table:table-cell>
          <table:table-cell office:value-type="string">
            <text:p>This citizen has started to become known for his abilities.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Sensation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Prodigy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string">
            <text:p>Master</text:p>
          </table:table-cell>
          <table:table-cell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245">
            <text:p>245</text:p>
          </table:table-cell>
          <table:table-cell office:value-type="string">
            <text:p>Star</text:p>
          </table:table-cell>
          <table:table-cell office:value-type="string">
            <text:p>Even people uninterested in this skill have heard of this citizen.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270">
            <text:p>270</text:p>
          </table:table-cell>
          <table:table-cell office:value-type="string">
            <text:p>Genius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Legend</text:p>
          </table:table-cell>
          <table:table-cell office:value-type="string">
            <text:p>Legends will be told about this citizen in years to come.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3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34S</meta:editing-duration>
    <meta:editing-cycles>7</meta:editing-cycles>
    <meta:generator>OpenOffice/4.1.3$Win32 OpenOffice.org_project/413m1$Build-9783</meta:generator>
    <dc:date>2018-11-14T13:47:20.25</dc:date>
    <dc:creator>Felix </dc:creator>
    <meta:document-statistic meta:table-count="1" meta:cell-count="95" meta:object-count="0"/>
    <meta:user-defined meta:name="Info 1"/>
    <meta:user-defined meta:name="Info 2"/>
    <meta:user-defined meta:name="Info 3"/>
    <meta:user-defined meta:name="Info 4"/>
  </office:meta>
</office:document-meta>
</file>